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_Toc106_1292738027" text:style-name="Index_20_Link" text:visited-style-name="Index_20_Link">Introduction<text:tab/>2</text:a></text:p>
        </text:index-body>
      </text:table-of-content>
      <text:p text:style-name="Standard"/>
      <text:h text:style-name="P1" text:outline-level="1"><text:bookmark-start text:name="__RefHeading___Toc106_1292738027"/>Introduction<text:bookmark-end text:name="__RefHeading___Toc106_1292738027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4:18:29.695000000</meta:creation-date>
    <dc:date>2015-12-21T14:19:17.958000000</dc:date>
    <meta:editing-duration>PT48S</meta:editing-duration>
    <meta:editing-cycles>2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3" meta:word-count="6" meta:character-count="44" meta:non-whitespace-character-count="41"/>
  </office:meta>
</office:document-meta>
</file>